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4cm"/>
    </style:style>
    <style:style style:name="co2" style:family="table-column">
      <style:table-column-properties fo:break-before="auto" style:column-width="0.482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1.348cm"/>
    </style:style>
    <style:style style:name="co5" style:family="table-column">
      <style:table-column-properties fo:break-before="auto" style:column-width="1.381cm"/>
    </style:style>
    <style:style style:name="co6" style:family="table-column">
      <style:table-column-properties fo:break-before="auto" style:column-width="0.321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0.385cm"/>
    </style:style>
    <style:style style:name="co10" style:family="table-column">
      <style:table-column-properties fo:break-before="auto" style:column-width="1.815cm"/>
    </style:style>
    <style:style style:name="co11" style:family="table-column">
      <style:table-column-properties fo:break-before="auto" style:column-width="1.318cm"/>
    </style:style>
    <style:style style:name="co12" style:family="table-column">
      <style:table-column-properties fo:break-before="auto" style:column-width="0.513cm"/>
    </style:style>
    <style:style style:name="co13" style:family="table-column">
      <style:table-column-properties fo:break-before="auto" style:column-width="1.595cm"/>
    </style:style>
    <style:style style:name="co14" style:family="table-column">
      <style:table-column-properties fo:break-before="auto" style:column-width="0.328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0.815cm"/>
    </style:style>
    <style:style style:name="co17" style:family="table-column">
      <style:table-column-properties fo:break-before="auto" style:column-width="0.661cm"/>
    </style:style>
    <style:style style:name="co18" style:family="table-column">
      <style:table-column-properties fo:break-before="auto" style:column-width="0.903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71cm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71cm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2">
      <style:table-cell-properties style:glyph-orientation-vertical="0" fo:background-color="#e8f2a1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none" fo:background-color="#dee6ef" fo:border-left="none" fo:padding="0.071cm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71cm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71cm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71cm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56" style:family="table-cell" style:parent-style-name="Default" style:data-style-name="N2">
      <style:table-cell-properties style:glyph-orientation-vertical="0" fo:background-color="#e8f2a1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71cm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70" style:family="table-cell" style:parent-style-name="Default">
      <style:table-cell-properties fo:border="none" fo:padding="0.071cm"/>
    </style:style>
    <style:style style:name="ce171" style:family="table-cell" style:parent-style-name="Default">
      <style:table-cell-properties fo:border="none" fo:padding="0.071cm"/>
      <style:text-properties style:text-underline-style="none"/>
    </style:style>
    <style:style style:name="ce172" style:family="table-cell" style:parent-style-name="Default">
      <style:table-cell-properties fo:border="none" fo:padding="0.071cm"/>
      <style:text-properties fo:color="#808080"/>
    </style:style>
    <style:style style:name="ce173" style:family="table-cell" style:parent-style-name="Default">
      <style:table-cell-properties fo:border="none" fo:padding="0.071cm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71cm"/>
    </style:style>
    <style:style style:name="ce175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76" style:family="table-cell" style:parent-style-name="Default">
      <style:table-cell-properties fo:padding="0.071cm"/>
      <style:text-properties fo:font-style="normal" style:font-style-asian="normal" style:font-style-complex="normal"/>
    </style:style>
    <style:style style:name="ce177" style:family="table-cell" style:parent-style-name="Default">
      <style:table-cell-properties fo:background-color="#dddddd" fo:padding="0.071cm"/>
    </style:style>
    <style:style style:name="ce80" style:family="table-cell" style:parent-style-name="Default">
      <style:table-cell-properties fo:background-color="#e8f2a1" fo:padding="0.071cm"/>
    </style:style>
    <style:style style:name="ce76" style:family="table-cell" style:parent-style-name="Default">
      <style:table-cell-properties fo:background-color="#fff5ce" fo:padding="0.071cm"/>
    </style:style>
    <style:style style:name="ce179" style:family="table-cell" style:parent-style-name="Default">
      <style:table-cell-properties fo:background-color="#dddddd" fo:padding="0.071cm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71cm"/>
      <style:text-properties fo:font-style="italic" style:font-style-asian="italic" style:font-style-complex="italic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4.77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163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4" table:number-columns-repeated="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row table:style-name="ro1">
          <table:table-cell table:style-name="ce123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9.034cm" svg:height="4.973cm" svg:x="39.661cm" svg:y="1.308cm" draw:caption-point-x="-14.227cm" draw:caption-point-y="-1.298cm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0]" office:value-type="float" office:value="4.08" calcext:value-type="float">
            <text:p>4.08</text:p>
          </table:table-cell>
          <table:table-cell table:style-name="ce124" table:formula="of:=[.E70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6]" office:value-type="float" office:value="4.17" calcext:value-type="float">
            <text:p>4.17</text:p>
          </table:table-cell>
          <table:table-cell table:style-name="ce124" table:formula="of:=[.E86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18" calcext:value-type="float">
            <text:p>4.21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1" calcext:value-type="float">
            <text:p>4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Heute ist diese Schrift vor euren Ohren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7" calcext:value-type="float">
            <text:p>7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28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25" calcext:value-type="float">
            <text:p>8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01" calcext:value-type="float">
            <text:p>9.4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85]" office:value-type="float" office:value="9.34" calcext:value-type="float">
            <text:p>9.34</text:p>
          </table:table-cell>
          <table:table-cell table:style-name="ce124" table:formula="of:=[.E185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02]" office:value-type="float" office:value="10.07" calcext:value-type="float">
            <text:p>10.07</text:p>
          </table:table-cell>
          <table:table-cell table:style-name="ce124" table:formula="of:=[.E202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7" calcext:value-type="float">
            <text:p>10.077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5" calcext:value-type="float">
            <text:p>10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59" calcext:value-type="float">
            <text:p>10.259</text:p>
          </table:table-cell>
          <table:table-cell table:style-name="ce162" office:value-type="float" office:value="16.06" calcext:value-type="float">
            <text:p>16.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0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7" calcext:value-type="float">
            <text:p>1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s ich euch sage in Finsternis, redet im L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8" calcext:value-type="float">
            <text:p>10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9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20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21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4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2" calcext:value-type="float">
            <text:p>1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er Kleinste im Reich Gottes grösser als Joh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95" calcext:value-type="float">
            <text:p>7.19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4" calcext:value-type="float">
            <text:p>11.1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Frau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1" calcext:value-type="float">
            <text:p>10.131</text:p>
          </table:table-cell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chilt die Städte, wo die meisten Wunderwerke geschehen waren, weil sie nicht Busse getan hat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2" calcext:value-type="float">
            <text:p>10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dir Chorazin, Wehe dir Bethsaida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62" calcext:value-type="float">
            <text:p>6.16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63" calcext:value-type="float">
            <text:p>6.1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Satan mit sich selbst entzweit, wie wird sein Reich besteh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7" calcext:value-type="float">
            <text:p>12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1" calcext:value-type="float">
            <text:p>3.2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ch durch Beelzebul... wie eure Söhn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2" calcext:value-type="float">
            <text:p>1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1" calcext:value-type="float">
            <text:p>3.2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2" calcext:value-type="float">
            <text:p>11.23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gen Sohn reden kann vergegben werden, nicht aber reden gegen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0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56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36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41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43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9.99" calcext:value-type="float">
            <text:p>9.990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7.01" calcext:value-type="float">
            <text:p>1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1" calcext:value-type="float">
            <text:p>8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60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64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66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67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68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78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7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 office:value-type="float" office:value="14.12" calcext:value-type="float">
            <text:p>14.12</text:p>
          </table:table-cell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1" calcext:value-type="float">
            <text:p>9.1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30.5" calcext:value-type="float">
            <text:p>630.50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7" calcext:value-type="float">
            <text:p>14.127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" calcext:value-type="float">
            <text:p>14.13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office:value-type="string" calcext:value-type="string">
            <text:p>Jesus hört vom Tod Johannes und geht an einen öden Or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" calcext:value-type="float">
            <text:p>14.130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5" calcext:value-type="float">
            <text:p>9.10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1" calcext:value-type="float">
            <text:p>6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4" calcext:value-type="float">
            <text:p>9.104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80" office:value-type="string" calcext:value-type="string">
            <text:p>Die Speisung der Fünftausend</text:p>
          </table:table-cell>
          <table:table-cell table:style-name="ce80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1" calcext:value-type="float">
            <text:p>9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teigt auf Berg besonders, um zu be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" calcext:value-type="float">
            <text:p>9.18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05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1" calcext:value-type="float">
            <text:p>9.18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82" calcext:value-type="float">
            <text:p>9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83" calcext:value-type="float">
            <text:p>9.18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4" calcext:value-type="float">
            <text:p>9.184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12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88" calcext:value-type="float">
            <text:p>9.18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9" calcext:value-type="float">
            <text:p>9.18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2" calcext:value-type="float">
            <text:p>9.19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93" calcext:value-type="float">
            <text:p>9.19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4" calcext:value-type="float">
            <text:p>9.19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6" calcext:value-type="float">
            <text:p>9.19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7" calcext:value-type="float">
            <text:p>9.19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80" office:value-type="string" calcext:value-type="string">
            <text:p>Grosse Volksmenge hat nichts zu essen (Die Speisung der Viertausend)</text:p>
          </table:table-cell>
          <table:table-cell table:style-name="ce80"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1" calcext:value-type="float">
            <text:p>16.05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/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2" calcext:value-type="float">
            <text:p>16.052</text:p>
          </table:table-cell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ütet euch vor dem Sauerteig der Pharisä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1" calcext:value-type="float">
            <text:p>16.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versteht ih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41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6" calcext:value-type="float">
            <text:p>9.2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42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7" calcext:value-type="float">
            <text:p>9.2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: Geh hinter mich, Sa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6.221" calcext:value-type="float">
            <text:p>6.2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6" calcext:value-type="float">
            <text:p>1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6" calcext:value-type="float">
            <text:p>8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31" calcext:value-type="float">
            <text:p>9.2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22" calcext:value-type="float">
            <text:p>6.2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nützt es, die Welt zu gewinnen, aber die Seele zu verlier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1" calcext:value-type="float">
            <text:p>9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5" calcext:value-type="float">
            <text:p>1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1" calcext:value-type="float">
            <text:p>9.3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Lehrer, ich habe meinen mondsüchtigen Sohn zu dir gebra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7" calcext:value-type="float">
            <text:p>1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" calcext:value-type="float">
            <text:p>9.330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1" calcext:value-type="float">
            <text:p>17.24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3" calcext:value-type="float">
            <text:p>9.33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2" calcext:value-type="float">
            <text:p>17.24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58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0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78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85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89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<text:s/>salbt Jes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1" calcext:value-type="float">
            <text:p>20.17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 hin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2" calcext:value-type="float">
            <text:p>20.172</text:p>
          </table:table-cell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2" calcext:value-type="float">
            <text:p>18.32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3" calcext:value-type="float">
            <text:p>10.32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Mt 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der Söhne des Zebedäus bittet, dass zwei ihrer Söhne zur Rechten und Linken von Ihm sitzen werden. 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6" calcext:value-type="float">
            <text:p>20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3" calcext:value-type="float">
            <text:p>10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5" calcext:value-type="float">
            <text:p>18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1" calcext:value-type="float">
            <text:p>13.04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gross sein will, soll die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4" calcext:value-type="float">
            <text:p>10.4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6" calcext:value-type="float">
            <text:p>18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2" calcext:value-type="float">
            <text:p>13.04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r Erste sein will, soll euer Knecht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Beim Auszug aus Jericho: 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8" calcext:value-type="float">
            <text:p>10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3" office:value-type="float" office:value="10.469" calcext:value-type="float">
            <text:p>10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56" calcext:value-type="float">
            <text:p>19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" calcext:value-type="float">
            <text:p>9.0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rs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12" calcext:value-type="float">
            <text:p>2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02" calcext:value-type="float">
            <text:p>11.1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4" calcext:value-type="float">
            <text:p>12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kommt nach Bethani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10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8" calcext:value-type="float">
            <text:p>12.1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20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21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pt ihr nie in den Schriften (Mk:Schrift, Lk: dies, was geschrieben steht) gelesen: 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32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5" calcext:value-type="float">
            <text:p>2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9" calcext:value-type="float">
            <text:p>12.19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28" calcext:value-type="float">
            <text:p>20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<text:span text:style-name="T5">Frage</text:span>: Mose hat gesagt …. es waren aber sieben Brüd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4" calcext:value-type="float">
            <text:p>12.24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<text:span text:style-name="T5">Antwort</text:span>: Ihr irrt, indem ihr die Schriften nicht kennt, noch die Kraft Gottes;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1" calcext:value-type="float">
            <text:p>22.2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4" calcext:value-type="float">
            <text:p>12.34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2" calcext:value-type="float">
            <text:p>22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7" calcext:value-type="float">
            <text:p>20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aß aber die Toten auferstehen, hat auch Mose angedeutet "im Dornbusch", wenn er den Herrn "den Gott Abrahams und den Gott Isaaks und den Gott Jakobs" n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2" calcext:value-type="float">
            <text:p>2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7" calcext:value-type="float">
            <text:p>12.27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8" calcext:value-type="float">
            <text:p>20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Er ist aber nicht Gott der Toten, sondern der Lebendigen (Lk: für ihn leben alle, Mk: ihr irrt also seh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1" calcext:value-type="float">
            <text:p>12.21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371" calcext:value-type="float">
            <text:p>20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Pharisäer hören, dass Er die Sadduzäer zum Schweigen gebracht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6" calcext:value-type="float">
            <text:p>22.36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372" calcext:value-type="float">
            <text:p>20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riftgelehrter fragt: was ist das Grösste Gebo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50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60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67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5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571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4.005" calcext:value-type="float">
            <text:p>14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05" calcext:value-type="float">
            <text:p>22.0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1" calcext:value-type="float">
            <text:p>14.011</text:p>
          </table:table-cell>
          <table:table-cell/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nahte (Mk: nach zwei Tagen) das Passah (Mk: und das Fest der ungesäuerten Bro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3" calcext:value-type="float">
            <text:p>14.013</text:p>
          </table:table-cell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2" calcext:value-type="float">
            <text:p>22.02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2" calcext:value-type="float">
            <text:p>14.032</text:p>
          </table:table-cell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7" calcext:value-type="float">
            <text:p>26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4" calcext:value-type="float">
            <text:p>14.0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2" calcext:value-type="float">
            <text:p>12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Frau mit einem Alabasterfläschchen giesst Narde auf Sein Haup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075" calcext:value-type="float">
            <text:p>26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35" calcext:value-type="float">
            <text:p>14.035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salbt Jesu Füsse mit Narde. Das Haus wird mit dem Geruch der Salbe erfül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2" calcext:value-type="float">
            <text:p>21.0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3" calcext:value-type="float">
            <text:p>21.0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4" calcext:value-type="float">
            <text:p>21.0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5" calcext:value-type="float">
            <text:p>2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03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2" calcext:value-type="float">
            <text:p>14.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Ich bin›s» - Alle wichen zurück und fielen zu Bo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4" calcext:value-type="float">
            <text:p>26.5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9" calcext:value-type="float">
            <text:p>14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ollten die Schriften erfüll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2" calcext:value-type="float">
            <text:p>26.5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4" calcext:value-type="float">
            <text:p>14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4" calcext:value-type="float">
            <text:p>26.56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" calcext:value-type="float">
            <text:p>14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5" calcext:value-type="float">
            <text:p>22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5" calcext:value-type="float">
            <text:p>18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liessen Jesus und flo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6" calcext:value-type="float">
            <text:p>14.5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8" calcext:value-type="float">
            <text:p>14.5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5" calcext:value-type="float">
            <text:p>14.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Hohenpriester aber und das ganze Synedrium suchten Zeugnis gegen Jesus, um ihn zum Tod zu bringen; und sie fanden keines.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8" calcext:value-type="float">
            <text:p>26.58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4" calcext:value-type="float">
            <text:p>14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2" calcext:value-type="float">
            <text:p>18.15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mon Petrus aber folgte Jesu und der andere Jünger. Dieser Jünger aber war dem Hohenpriester bekannt und ging mit Jesu hinein in den Hof des Hohenpriesters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4" calcext:value-type="float">
            <text:p>18.154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511" calcext:value-type="float">
            <text:p>18.5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512" calcext:value-type="float">
            <text:p>18.5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7" calcext:value-type="float">
            <text:p>18.15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ei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2" calcext:value-type="float">
            <text:p>12.01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3" calcext:value-type="float">
            <text:p>18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4" calcext:value-type="float">
            <text:p>18.28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3" calcext:value-type="float">
            <text:p>18.3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(Landpfleger): 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1" calcext:value-type="float">
            <text:p>27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7" calcext:value-type="float">
            <text:p>18.28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8" calcext:value-type="float">
            <text:p>18.2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8" calcext:value-type="float">
            <text:p>15.0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289" calcext:value-type="float">
            <text:p>18.28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urpurmantel [offb 17:3-4, 18:12, 18:16]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21" calcext:value-type="float">
            <text:p>27.3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3" office:value-type="float" office:value="15.211" calcext:value-type="float">
            <text:p>15.2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 kommen an den Ort, genannt Schädelstät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übergehende lästern ihn. [Offb 16:9,11,21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9" calcext:value-type="float">
            <text:p>24.0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" calcext:value-type="float">
            <text:p>97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/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835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738"/>
      </table:named-expressions>
      <table:database-ranges>
        <table:database-range table:name="SortierRange" table:target-range-address="Parallelstellen.C2:Parallelstellen.AM738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738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5">00/00/0000</text:date>, <text:time style:data-style-name="N2" text:time-value="14:59:25.657110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16T20:35:45.283000000</meta:creation-date>
    <dc:date>2024-08-25T17:15:21.105768620</dc:date>
    <meta:editing-duration>P7DT22M28S</meta:editing-duration>
    <meta:editing-cycles>733</meta:editing-cycles>
    <meta:generator>LibreOffice/7.0.4.2$Linux_X86_64 LibreOffice_project/00$Build-2</meta:generator>
    <meta:document-statistic meta:table-count="1" meta:cell-count="4611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